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formula="of:=800*800" office:value-type="float" office:value="640000" calcext:value-type="float">
            <text:p>640000</text:p>
          </table:table-cell>
          <table:table-cell table:formula="of:=600*600" office:value-type="float" office:value="360000" calcext:value-type="float">
            <text:p>360000</text:p>
          </table:table-cell>
          <table:table-cell table:formula="of:=400*400" office:value-type="float" office:value="160000" calcext:value-type="float">
            <text:p>160000</text:p>
          </table:table-cell>
          <table:table-cell table:formula="of:=200*200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5867" calcext:value-type="float">
            <text:p>0.075867</text:p>
          </table:table-cell>
          <table:table-cell office:value-type="float" office:value="0.045617" calcext:value-type="float">
            <text:p>0.045617</text:p>
          </table:table-cell>
          <table:table-cell office:value-type="float" office:value="0.016905" calcext:value-type="float">
            <text:p>0.016905</text:p>
          </table:table-cell>
          <table:table-cell office:value-type="float" office:value="0.006533" calcext:value-type="float">
            <text:p>0.0065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0786" calcext:value-type="float">
            <text:p>0.070786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0.020171" calcext:value-type="float">
            <text:p>0.020171</text:p>
          </table:table-cell>
          <table:table-cell office:value-type="float" office:value="0.006362" calcext:value-type="float">
            <text:p>0.0063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65348" calcext:value-type="float">
            <text:p>0.065348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0.006683" calcext:value-type="float">
            <text:p>0.0066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76307" calcext:value-type="float">
            <text:p>0.076307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23294" calcext:value-type="float">
            <text:p>0.023294</text:p>
          </table:table-cell>
          <table:table-cell office:value-type="float" office:value="0.006543" calcext:value-type="float">
            <text:p>0.00654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73035" calcext:value-type="float">
            <text:p>0.073035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0.015824" calcext:value-type="float">
            <text:p>0.015824</text:p>
          </table:table-cell>
          <table:table-cell office:value-type="float" office:value="0.006537" calcext:value-type="float">
            <text:p>0.00653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67053" calcext:value-type="float">
            <text:p>0.067053</text:p>
          </table:table-cell>
          <table:table-cell office:value-type="float" office:value="0.034399" calcext:value-type="float">
            <text:p>0.034399</text:p>
          </table:table-cell>
          <table:table-cell office:value-type="float" office:value="0.020124" calcext:value-type="float">
            <text:p>0.020124</text:p>
          </table:table-cell>
          <table:table-cell office:value-type="float" office:value="0.006273" calcext:value-type="float">
            <text:p>0.00627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78031" calcext:value-type="float">
            <text:p>0.078031</text:p>
          </table:table-cell>
          <table:table-cell office:value-type="float" office:value="0.043402" calcext:value-type="float">
            <text:p>0.043402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06458" calcext:value-type="float">
            <text:p>0.00645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77715" calcext:value-type="float">
            <text:p>0.077715</text:p>
          </table:table-cell>
          <table:table-cell office:value-type="float" office:value="0.042367" calcext:value-type="float">
            <text:p>0.042367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6581" calcext:value-type="float">
            <text:p>0.00658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69232" calcext:value-type="float">
            <text:p>0.069232</text:p>
          </table:table-cell>
          <table:table-cell office:value-type="float" office:value="0.040074" calcext:value-type="float">
            <text:p>0.040074</text:p>
          </table:table-cell>
          <table:table-cell office:value-type="float" office:value="0.018225" calcext:value-type="float">
            <text:p>0.018225</text:p>
          </table:table-cell>
          <table:table-cell office:value-type="float" office:value="0.006531" calcext:value-type="float">
            <text:p>0.00653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73365" calcext:value-type="float">
            <text:p>0.073365</text:p>
          </table:table-cell>
          <table:table-cell office:value-type="float" office:value="0.037481" calcext:value-type="float">
            <text:p>0.037481</text:p>
          </table:table-cell>
          <table:table-cell office:value-type="float" office:value="0.018299" calcext:value-type="float">
            <text:p>0.018299</text:p>
          </table:table-cell>
          <table:table-cell office:value-type="float" office:value="0.006558" calcext:value-type="float">
            <text:p>0.006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3:55:19.936535000</meta:creation-date>
    <dc:date>2014-06-19T14:07:57.805622000</dc:date>
    <meta:editing-duration>P0D</meta:editing-duration>
    <meta:editing-cycles>1</meta:editing-cycles>
    <meta:document-statistic meta:table-count="1" meta:cell-count="54" meta:object-count="0"/>
    <meta:generator>LibreOffice/4.1.3.2$MacOSX_x86 LibreOffice_project/70feb7d99726f064edab4605a8ab840c50ec57a</meta:generator>
  </office:meta>
</office:document-meta>
</file>